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GFS Theokritos" svg:font-family="'GFS Theokrit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color="#384959" draw:textarea-horizontal-align="justify" draw:textarea-vertical-align="middle" draw:auto-grow-height="false" fo:min-height="2.892cm" fo:min-width="2.648cm" loext:decorative="false"/>
    </style:style>
    <style:style style:name="gr2" style:family="graphic" style:parent-style-name="standard">
      <style:graphic-properties draw:stroke="none" draw:fill-color="#6a89a7" draw:textarea-horizontal-align="justify" draw:textarea-vertical-align="middle" draw:auto-grow-height="false" fo:min-height="2.354cm" fo:min-width="2.018cm" loext:decorative="false"/>
    </style:style>
    <style:style style:name="gr3" style:family="graphic" style:parent-style-name="standard">
      <style:graphic-properties draw:stroke="none" draw:fill-color="#88bdf2" draw:auto-grow-height="false" fo:min-height="1.02cm" fo:min-width="1.453cm" fo:wrap-option="wrap" loext:decorative="false"/>
    </style:style>
    <style:style style:name="gr4" style:family="graphic" style:parent-style-name="standard">
      <style:graphic-properties draw:stroke="none" svg:stroke-color="#000000" draw:fill="none" draw:fill-color="#ffffff" draw:auto-grow-height="true" draw:auto-grow-width="false" fo:min-height="3.51cm" loext:decorative="false"/>
      <style:paragraph-properties style:writing-mode="lr-tb"/>
    </style:style>
    <style:style style:name="P1" style:family="paragraph">
      <loext:graphic-properties draw:fill-color="#384959"/>
      <style:paragraph-properties fo:text-align="center"/>
    </style:style>
    <style:style style:name="P2" style:family="paragraph">
      <loext:graphic-properties draw:fill-color="#6a89a7"/>
      <style:paragraph-properties fo:text-align="center"/>
    </style:style>
    <style:style style:name="P3" style:family="paragraph">
      <loext:graphic-properties draw:fill-color="#88bdf2"/>
    </style:style>
    <style:style style:name="P4" style:family="paragraph">
      <style:text-properties fo:font-size="144pt" style:font-size-asian="144pt" style:font-size-complex="144pt"/>
    </style:style>
    <style:style style:name="P5" style:family="paragraph">
      <loext:graphic-properties draw:fill="none" draw:fill-color="#ffffff"/>
      <style:text-properties fo:color="#ffffff" loext:opacity="100%" style:font-name="GFS Theokritos" fo:font-size="144pt" fo:font-weight="bold" style:font-size-asian="144pt" style:font-weight-asian="bold" style:font-size-complex="144pt" style:font-weight-complex="bold"/>
    </style:style>
    <style:style style:name="T1" style:family="text">
      <style:text-properties fo:color="#ffffff" loext:opacity="100%" style:font-name="GFS Theokritos" fo:font-size="144pt" fo:font-weight="bold" style:font-size-asian="144pt" style:font-weight-asian="bold" style:font-size-complex="14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5.004cm" svg:height="4.996cm" draw:transform="rotate (-0.00157079632679504) translate (0.004cm 0cm)">
          <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2" draw:layer="layout" svg:width="4.004cm" svg:height="4.138cm" draw:transform="rotate (-0.00157079632679504) translate (0.49cm 0.4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3" draw:layer="layout" svg:width="4.055cm" svg:height="3.92cm" draw:transform="rotate (-0.774228056184685) translate (2.448cm -0.3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4" draw:text-style-name="P5" draw:layer="layout" svg:width="2.537cm" svg:height="4.87cm" svg:x="0.734cm" svg:y="0.409cm">
          <draw:text-box>
            <text:p text:style-name="P4"><text:span text:style-name="T1">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GFS Theokritos" svg:font-family="'GFS Theokrit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none"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384959"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embossed"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3T14:25:15.440964070</meta:creation-date>
    <dc:date>2026-02-03T14:49:18.278815857</dc:date>
    <meta:editing-duration>PT2M16S</meta:editing-duration>
    <meta:editing-cycles>2</meta:editing-cycles>
    <meta:generator>LibreOffice/24.2.7.2$Linux_X86_64 LibreOffice_project/420$Build-2</meta:generator>
    <meta:document-statistic meta:object-count="4"/>
  </office:meta>
</office:document-meta>
</file>